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6"/>
    <style:style style:name="P5" style:family="paragraph" style:parent-style-name="Standard" style:list-style-name="L8"/>
    <style:style style:name="P6" style:family="paragraph" style:parent-style-name="Standard" style:list-style-name="L8">
      <style:paragraph-properties fo:margin-left="2.49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490495" text:style-name="L1">
        <text:list-item>
          <text:p text:style-name="P1">Pobranie Android Studio. <text:a xlink:type="simple" xlink:href="http://developer.android.com/sdk/installing/studio.html">http://developer.android.com/sdk/installing/studio.html</text:a></text:p>
        </text:list-item>
        <text:list-item>
          <text:p text:style-name="P1">Pobranie Java JDK <text:line-break/>http://www.oracle.com/technetwork/java/javase/downloads/jdk7-downloads-1880260.html</text:p>
        </text:list-item>
        <text:list-item>
          <text:p text:style-name="P1">Instalacja oprogramowania</text:p>
        </text:list-item>
      </text:list>
      <text:list xml:id="list32329417" text:style-name="L8">
        <text:list-item>
          <text:p text:style-name="P5">Instalacja Java JDK</text:p>
        </text:list-item>
        <text:list-item>
          <text:p text:style-name="P5">Instalacja Android Studio</text:p>
        </text:list-item>
        <text:list-item>
          <text:p text:style-name="P5">Dodanie zmiennych środowiskowych</text:p>
        </text:list-item>
        <text:list-item>
          <text:p text:style-name="P6">Dodać zmienną środowiskową Android_Home wskazującą na ścieżkę do sdk. Do zmiennej Path dodać : %ANDROID_HOME%\tools i <text:s/>%ANDROID_HOME%\platform-tools. </text:p>
        </text:list-item>
        <text:list-item>
          <text:p text:style-name="P6">Dodać zmienną Java_Home która zawiera ścieżke do jdk i następnie dodać do zmiennej Path: %JAVA_HOME%\bin.</text:p>
        </text:list-item>
      </text:list>
      <text:list xml:id="list32401584" text:continue-list="list31490495" text:style-name="L1">
        <text:list-item>
          <text:p text:style-name="P1">Instalacja android-sdk-17</text:p>
        </text:list-item>
      </text:list>
      <text:list xml:id="list31493939" text:style-name="L2">
        <text:list-item>
          <text:p text:style-name="P2">Uruchomienie Android Studio</text:p>
        </text:list-item>
      </text:list>
      <text:list xml:id="list31496831" text:style-name="L3">
        <text:list-item>
          <text:p text:style-name="P3">Tools-&gt;Android-&gt;SDK Menager</text:p>
          <text:p text:style-name="P3">Zaznaczamy wszystko w zakładce <text:span text:style-name="T1">Tools, </text:span><text:s/><text:span text:style-name="T1">Android 4.2.2(Api 17) </text:span><text:span text:style-name="T2">oraz w Extras wybieramy: </text:span><text:span text:style-name="T1">Google Play services, Intel x86 Emulator Acceleratos (HAXM)</text:span></text:p>
        </text:list-item>
        <text:list-item>
          <text:p text:style-name="P3">Kopiujemy plik system.img do ~/.android/avd/Intel-Api17.avd/ (Gdzie ~ to ścieżka do <text:s/>HOME)</text:p>
        </text:list-item>
      </text:list>
      <text:list xml:id="list32390553" text:continue-list="list32401584" text:style-name="L1">
        <text:list-item>
          <text:p text:style-name="P1">Dodanie biblioteki do obsługującej Google Maps v2</text:p>
        </text:list-item>
      </text:list>
      <text:list xml:id="list32208944" text:style-name="L6">
        <text:list-item>
          <text:p text:style-name="P4">Stworzyć folder gdzie będą znajdować się projekty</text:p>
        </text:list-item>
        <text:list-item>
          <text:p text:style-name="P4">Przekopiować google_play_services do folderu gdzie będą znajdować się projekty (ścieżka do google_play_services : {ścieżka instalacji}\Android\android-studio\sdk\extras\google\</text:p>
        </text:list-item>
        <text:list-item>
          <text:p text:style-name="P4">Uruchomić Android Studio</text:p>
        </text:list-item>
        <text:list-item>
          <text:p text:style-name="P4">Wybieramy File-&gt; Import Module i wskazujemy na nasz folder gdzie znajdują się projekty i importujemy google_play_services</text:p>
        </text:list-item>
      </text:list>
      <text:list xml:id="list32405558" text:continue-list="list32390553" text:style-name="L1">
        <text:list-item>
          <text:p text:style-name="P1">Tworzenie nowego projektu</text:p>
        </text:list-item>
      </text:list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7M48S</meta:editing-duration>
    <meta:editing-cycles>11</meta:editing-cycles>
    <meta:generator>OpenOffice.org/3.2$Win32 OpenOffice.org_project/320m18$Build-9502</meta:generator>
    <dc:date>2013-06-10T12:24:50.99</dc:date>
    <meta:document-statistic meta:table-count="0" meta:image-count="0" meta:object-count="0" meta:page-count="1" meta:paragraph-count="20" meta:word-count="159" meta:character-count="1322"/>
    <meta:user-defined meta:name="Info 1"/>
    <meta:user-defined meta:name="Info 2"/>
    <meta:user-defined meta:name="Info 3"/>
    <meta:user-defined meta:name="Info 4"/>
  </office:meta>
</office:document-meta>
</file>